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aruda" svg:font-family="Garu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6.676cm"/>
    </style:style>
    <style:style style:name="Table2.B" style:family="table-column">
      <style:table-column-properties style:column-width="3.418cm"/>
    </style:style>
    <style:style style:name="Table2.C" style:family="table-column">
      <style:table-column-properties style:column-width="4.07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Garuda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Garuda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Garuda" fo:font-size="10pt" style:font-size-asian="10pt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2" text:anchor-type="paragraph" svg:x="0.356cm" svg:y="0.395cm" svg:width="16.976cm" svg:height="6.392cm" draw:z-index="0"><draw:object xlink:href="./Object 2" xlink:type="simple" xlink:show="embed" xlink:actuate="onLoad" draw:notify-on-update-of-ranges="Table2"/><draw:image xlink:href="./ObjectReplacements/Object 2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2">Experience History</text:p>
          </table:table-cell>
          <table:table-cell table:style-name="Table2.A1" office:value-type="string">
            <text:p text:style-name="P2">Premium</text:p>
          </table:table-cell>
          <table:table-cell table:style-name="Table2.A1" office:value-type="string">
            <text:p text:style-name="P2">Paid Claims</text:p>
          </table:table-cell>
          <table:table-cell table:style-name="Table2.D1" office:value-type="string">
            <text:p text:style-name="P2">Loss Ratio</text:p>
          </table:table-cell>
        </table:table-row>
        <table:table-row>
          <table:table-cell table:style-name="Table2.A2" office:value-type="string">
            <text:p text:style-name="P3">~repeatrow|timeperiod~</text:p>
          </table:table-cell>
          <table:table-cell table:style-name="Table2.A2" office:value-type="string">
            <text:p text:style-name="P4">~premium~</text:p>
          </table:table-cell>
          <table:table-cell table:style-name="Table2.A2" office:value-type="string">
            <text:p text:style-name="P4">~paidclaims~</text:p>
          </table:table-cell>
          <table:table-cell table:style-name="Table2.D2" office:value-type="string">
            <text:p text:style-name="P4">~lossratio~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Garuda" svg:font-family="Garu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Kulyk</meta:initial-creator>
    <meta:creation-date>2012-01-09T12:47:52</meta:creation-date>
    <meta:printed-by>Brian Kulyk</meta:printed-by>
    <meta:print-date>2012-01-09T13:19:23</meta:print-date>
    <dc:date>2012-01-31T08:53:04</dc:date>
    <dc:creator>Brian Kulyk</dc:creator>
    <meta:editing-duration>P1DT1H35M46S</meta:editing-duration>
    <meta:editing-cycles>17</meta:editing-cycles>
    <meta:generator>LibreOffice/3.4$Linux LibreOffice_project/340m1$Build-402</meta:generator>
    <meta:document-statistic meta:table-count="1" meta:image-count="0" meta:object-count="1" meta:page-count="1" meta:paragraph-count="8" meta:word-count="11" meta:character-count="100" meta:non-whitespace-character-count="9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75cm" svg:height="6.392cm" xlink:href=".." xlink:type="simple" chart:class="chart:bar" chart:style-name="ch1">
        <chart:legend svg:x="9.982cm" svg:y="5.601cm" style:legend-expansion="custom" chartooo:width="6.396cm" chartooo:height="0.706cm" style:legend-expansion-aspect-ratio="9.05949008498584" chart:style-name="ch2"/>
        <chart:plot-area chart:style-name="ch3" table:cell-range-address="Table2.$A$3" chart:data-source-has-labels="both" svg:x="0.783cm" svg:y="0.748cm" svg:width="15.556cm" svg:height="4.321cm">
          <chartooo:coordinate-region svg:x="1.404cm" svg:y="0.947cm" svg:width="14.935cm" svg:height="3.475cm"/>
          <chart:axis chart:dimension="x" chart:name="primary-x" chart:style-name="ch4" chartooo:axis-type="auto">
            <chartooo:date-scale/>
            <chart:categories table:cell-range-address="Table2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" chart:label-cell-address="Table2.$B$1" chart:class="chart:bar">
            <chart:data-point/>
          </chart:series>
          <chart:series chart:style-name="ch8" chart:values-cell-range-address="Table2.$C$2" chart:label-cell-address="Table2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mium</text:p>
                <draw:g>
                  <svg:desc>Table2.$B$1</svg:desc>
                </draw:g>
              </table:table-cell>
              <table:table-cell office:value-type="string">
                <text:p>Paid Claims</text:p>
                <draw:g>
                  <svg:desc>Table2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~repeatrow|timeperiod~</text:p>
                <draw:g>
                  <svg:desc>Table2.$A$2</svg:desc>
                </draw:g>
              </table:table-cell>
              <table:table-cell office:value-type="float" office:value="NaN">
                <text:p>NaN</text:p>
                <draw:g>
                  <svg:desc>Table2.$B$2</svg:desc>
                </draw:g>
              </table:table-cell>
              <table:table-cell office:value-type="float" office:value="NaN">
                <text:p>NaN</text:p>
                <draw:g>
                  <svg:desc>Table2.$C$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